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67200003A4C39F744ED.svm"/>
  <manifest:file-entry manifest:media-type="" manifest:full-path="Pictures/2000000700006F8400004015C5BB53D9.svm"/>
  <manifest:file-entry manifest:media-type="" manifest:full-path="Pictures/20000007000043640000077230D041A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4.256cm"/>
    </style:style>
    <style:style style:name="Table1.B" style:family="table-column">
      <style:table-column-properties style:column-width="13.73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>
      <style:text-properties fo:language="ru" fo:country="RU"/>
    </style:style>
    <style:style style:name="P2" style:family="paragraph" style:parent-style-name="Standard" style:list-style-name="L4">
      <style:text-properties fo:language="ru" fo:country="RU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5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7" style:family="paragraph" style:parent-style-name="Standard" style:list-style-name="L1">
      <style:text-properties style:font-name="Verdana" fo:font-size="10pt" fo:language="ru" fo:country="RU" style:font-size-asian="10pt" style:font-size-complex="10pt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Header">
      <style:paragraph-properties fo:text-align="end" style:justify-single-word="false"/>
      <style:text-properties fo:color="#808080" style:font-name="Verdana" fo:font-style="italic" style:font-style-asian="italic" style:font-style-complex="italic"/>
    </style:style>
    <style:style style:name="P12" style:family="paragraph" style:parent-style-name="Table_20_Contents">
      <style:text-properties style:font-name="Verdana" fo:font-size="10pt" style:font-size-asian="10pt" style:font-size-complex="10pt"/>
    </style:style>
    <style:style style:name="P13" style:family="paragraph" style:parent-style-name="Table_20_Contents">
      <style:text-properties style:font-name="Verdana" fo:font-size="10pt" fo:language="ru" fo:country="RU" style:font-size-asian="10pt" style:font-size-complex="10pt"/>
    </style:style>
    <style:style style:name="P14" style:family="paragraph" style:parent-style-name="Heading_20_1">
      <style:paragraph-properties fo:margin-top="0cm" fo:margin-bottom="0cm"/>
      <style:text-properties style:font-name="Verdana" fo:font-size="12pt" style:font-size-asian="12pt" style:font-size-complex="12pt"/>
    </style:style>
    <style:style style:name="P15" style:family="paragraph" style:parent-style-name="Heading_20_1">
      <style:paragraph-properties fo:margin-top="0cm" fo:margin-bottom="0cm" fo:break-before="page"/>
      <style:text-properties style:font-name="Verdana" fo:font-size="12pt" fo:language="ru" fo:country="RU" style:font-size-asian="12pt" style:font-size-complex="12pt"/>
    </style:style>
    <style:style style:name="P16" style:family="paragraph" style:parent-style-name="Footer">
      <style:paragraph-properties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10pt" fo:language="ru" fo:country="RU" style:font-size-asian="10pt" style:font-size-complex="10pt"/>
    </style:style>
    <style:style style:name="T5" style:family="text">
      <style:text-properties style:font-name="Verdana" fo:font-size="10pt" fo:language="en" fo:country="US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Связь</text:h>
      <text:h text:style-name="P14" text:outline-level="1"/>
      <text:p text:style-name="P6">Настройка связи с <text:span text:style-name="T1">RTCU</text:span>:</text:p>
      <text:list xml:id="list8746408801551047594" text:style-name="L1">
        <text:list-item>
          <text:p text:style-name="P7">подключить к компьютеру по <text:span text:style-name="T1">USB (</text:span>разъем <text:span text:style-name="T1">mini-USB </text:span>на контроллере<text:span text:style-name="T1">)</text:span></text:p>
        </text:list-item>
        <text:list-item>
          <text:p text:style-name="P1"><text:span text:style-name="T3">установить </text:span><text:a xlink:type="simple" xlink:href="http://www.ftdichip.com/Drivers/VCP.htm" text:style-name="Internet_20_link" text:visited-style-name="Visited_20_Internet_20_Link"><text:span text:style-name="T3">драйвер</text:span></text:a><text:span text:style-name="T3"> </text:span></text:p>
        </text:list-item>
        <text:list-item>
          <text:p text:style-name="P7">настроить порт <text:span text:style-name="T1">COM5 </text:span>в диспетчере устройств</text:p>
        </text:list-item>
      </text:list>
      <text:p text:style-name="P6">Если связь настроена корректно, то видно изменение на счетчике сообщений от <text:span text:style-name="T1">RTCU</text:span></text:p>
      <text:p text:style-name="P8"/>
      <text:p text:style-name="P3"><draw:frame draw:style-name="fr1" draw:name="graphics1" text:anchor-type="as-char" svg:width="18cm" svg:height="10.342cm" draw:z-index="0"><draw:image xlink:href="Pictures/2000000700006F8400004015C5BB53D9.svm" xlink:type="simple" xlink:show="embed" xlink:actuate="onLoad"/></draw:frame></text:p>
      <text:p text:style-name="P3"/>
      <text:p text:style-name="P3"/>
      <text:h text:style-name="P15" text:outline-level="1">Вкладки</text:h>
      <text:p text:style-name="P3"><draw:frame draw:style-name="fr2" draw:name="graphics2" text:anchor-type="paragraph" svg:width="18cm" svg:height="8.858cm" draw:z-index="1"><draw:image xlink:href="Pictures/200000070000767200003A4C39F744ED.svm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Mode</text:p>
          </table:table-cell>
          <table:table-cell table:style-name="Table1.B1" office:value-type="string">
            <text:p text:style-name="P13">Переключение режимов</text:p>
            <text:p text:style-name="P13">Актуальные параметры</text:p>
          </table:table-cell>
        </table:table-row>
        <table:table-row>
          <table:table-cell table:style-name="Table1.A2" office:value-type="string">
            <text:p text:style-name="P12">MachineSettings</text:p>
          </table:table-cell>
          <table:table-cell table:style-name="Table1.B2" office:value-type="string">
            <text:p text:style-name="P13">Настройки тренажера</text:p>
          </table:table-cell>
        </table:table-row>
        <table:table-row>
          <table:table-cell table:style-name="Table1.A2" office:value-type="string">
            <text:p text:style-name="P12">ExcersiceSettings</text:p>
          </table:table-cell>
          <table:table-cell table:style-name="Table1.B2" office:value-type="string">
            <text:p text:style-name="P13">Настройки упражнения</text:p>
          </table:table-cell>
        </table:table-row>
        <table:table-row>
          <table:table-cell table:style-name="Table1.A2" office:value-type="string">
            <text:p text:style-name="P12">NFC</text:p>
          </table:table-cell>
          <table:table-cell table:style-name="Table1.B2" office:value-type="string">
            <text:p text:style-name="P12"><text:span text:style-name="T2">Сообщения от считывателя </text:span>NFC</text:p>
          </table:table-cell>
        </table:table-row>
        <table:table-row>
          <table:table-cell table:style-name="Table1.A2" office:value-type="string">
            <text:p text:style-name="P12">Console</text:p>
          </table:table-cell>
          <table:table-cell table:style-name="Table1.B2" office:value-type="string">
            <text:p text:style-name="P13">Диагностические сообщения</text:p>
          </table:table-cell>
        </table:table-row>
        <table:table-row>
          <table:table-cell table:style-name="Table1.A2" office:value-type="string">
            <text:p text:style-name="P12">ServoMode</text:p>
          </table:table-cell>
          <table:table-cell table:style-name="Table1.B2" office:value-type="string">
            <text:p text:style-name="P13">Актуальное состояние привода</text:p>
          </table:table-cell>
        </table:table-row>
        <table:table-row>
          <table:table-cell table:style-name="Table1.A2" office:value-type="string">
            <text:p text:style-name="P12">PersonalSettings</text:p>
          </table:table-cell>
          <table:table-cell table:style-name="Table1.B2" office:value-type="string">
            <text:p text:style-name="P13">Персональные настройки</text:p>
          </table:table-cell>
        </table:table-row>
        <table:table-row>
          <table:table-cell table:style-name="Table1.A2" office:value-type="string">
            <text:p text:style-name="P12">GenericSetSettings</text:p>
          </table:table-cell>
          <table:table-cell table:style-name="Table1.B2" office:value-type="string">
            <text:p text:style-name="P13">Настройки упражнения</text:p>
          </table:table-cell>
        </table:table-row>
      </table:table>
      <text:p text:style-name="P3"/>
      <text:p text:style-name="P3"/>
      <text:h text:style-name="P15" text:outline-level="1">Энкодер</text:h>
      <text:p text:style-name="P4"/>
      <text:p text:style-name="P5">Энкодер = датчик абсолютного углового положения вала</text:p>
      <text:p text:style-name="P8"><text:span text:style-name="T2">Значения положения: </text:span><text:span text:style-name="T1">0 … 32767</text:span></text:p>
      <text:p text:style-name="P8"/>
      <text:p text:style-name="P8"/>
      <text:p text:style-name="P6">Энкодер должен быть механически закреплен так, чтобы при вращении вала крайние значения (0 и 32767) не достигались и был запас не менее 10% диапазона (3000).</text:p>
      <text:p text:style-name="P8"/>
      <text:p text:style-name="P6">Актуальное положение отображается на вкладке <text:span text:style-name="T1">Mode, </text:span>строка <text:span text:style-name="T1">Position</text:span></text:p>
      <text:p text:style-name="P8"/>
      <text:p text:style-name="P6">Настройки максимально допустимых значений положения отображаются на вкладке <text:span text:style-name="T1">MachineSettings, </text:span>строки <text:span text:style-name="T1">PositionMainMin, PositionMainMax. </text:span>Пример: 7000, 22000.</text:p>
      <text:p text:style-name="P6"/>
      <text:p text:style-name="P6">Акутальный режим <text:span text:style-name="T1">RTCU </text:span>отображается на вкладке <text:span text:style-name="T1">Mode, </text:span>строка <text:span text:style-name="T1">Mode.</text:span></text:p>
      <text:p text:style-name="P6"><text:span text:style-name="T1"/></text:p>
      <text:p text:style-name="P6">Редактировать значений <text:span text:style-name="T1">PositionMainMin/PositionMainMax </text:span>разрешено только когда <text:span text:style-name="T1">RTCU </text:span>находится в режиме <text:span text:style-name="T1">WAITING. </text:span>После редактирования необходимо нажать кнопку <text:span text:style-name="T1">SendExtendedMachineSettings </text:span>для записи значений в <text:span text:style-name="T1">RTCU.</text:span></text:p>
      <text:p text:style-name="P6"/>
      <text:p text:style-name="P6"><draw:frame draw:style-name="fr3" draw:name="graphics3" text:anchor-type="as-char" svg:width="17.253cm" svg:height="1.907cm" draw:z-index="2"><draw:image xlink:href="Pictures/20000007000043640000077230D041AD.svm" xlink:type="simple" xlink:show="embed" xlink:actuate="onLoad"/></draw:frame></text:p>
      <text:p text:style-name="P6">Строка параметра состоит из 3 частей:</text:p>
      <text:list xml:id="list8956668813695419339" text:style-name="L4">
        <text:list-item>
          <text:p text:style-name="P10"><text:span text:style-name="T4">Имя</text:span></text:p>
        </text:list-item>
        <text:list-item>
          <text:p text:style-name="P10"><text:span text:style-name="T4">Значение для записи в </text:span><text:span text:style-name="T5">RTCU</text:span></text:p>
        </text:list-item>
        <text:list-item>
          <text:p text:style-name="P2"><text:span text:style-name="T3">Актуальное значение прочитанное из </text:span><text:span text:style-name="T5">RTCU</text:span></text:p>
        </text:list-item>
      </text:list>
      <text:p text:style-name="P6"/>
      <text:p text:style-name="P6">Алгоритм редактирования значений <text:span text:style-name="T1">PositionMainMin/PositionMainMax:</text:span></text:p>
      <text:list xml:id="list6086442350120657487" text:style-name="L3">
        <text:list-item>
          <text:p text:style-name="P9"><text:span text:style-name="T4">Запустить тренажер, залогиниться, убедиться что </text:span><text:span text:style-name="T5">RTCU </text:span><text:span text:style-name="T4">в режиме </text:span><text:span text:style-name="T5">WAITING</text:span></text:p>
        </text:list-item>
        <text:list-item>
          <text:p text:style-name="P9"><text:span text:style-name="T4">Произвести коррекцию значений </text:span><text:span text:style-name="T5">PositionMainMin/PositionMainMax </text:span><text:span text:style-name="T4">и/или механическое перемещение энкодера</text:span></text:p>
        </text:list-item>
        <text:list-item>
          <text:p text:style-name="P9"><text:span text:style-name="T4">Перейти в режим персональных настроек на </text:span><text:span text:style-name="T5">HMI </text:span><text:span text:style-name="T4">и перемещать вал между крайними положениями (наблюдая значения во вкладке <text:s/></text:span><text:span text:style-name="T5">Mode, </text:span><text:span text:style-name="T4">строка </text:span><text:span text:style-name="T5">Position</text:span><text:span text:style-name="T4">)</text:span></text:p>
        </text:list-item>
        <text:list-item>
          <text:p text:style-name="P9"><text:span text:style-name="T4">Выйти из режима персональных настроек (убедиться что </text:span><text:span text:style-name="T5">RTCU </text:span><text:span text:style-name="T4">в режиме </text:span><text:span text:style-name="T5">WAITING</text:span><text:span text:style-name="T4">).</text:span></text:p>
        </text:list-item>
        <text:list-item>
          <text:p text:style-name="P9"><text:span text:style-name="T4">Если коррекция не устраивает, повторить пункт 2</text:span></text:p>
        </text:list-item>
        <text:list-item>
          <text:p text:style-name="P9"><text:span text:style-name="T4">Готово</text:span></text:p>
        </text:list-item>
      </text:list>
      <text:p text:style-name="Standard"><text:span text:style-name="T4"/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style:font-name="Verdana" fo:font-style="italic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TCUd </text:p>
      </style:header>
      <style:footer>
        <text:p text:style-name="MP2">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11-04T08:40:55.01</meta:creation-date>
    <meta:generator>OpenOffice/4.1.2$Win32 OpenOffice.org_project/412m3$Build-9782</meta:generator>
    <dc:date>2017-11-04T09:48:26.14</dc:date>
    <dc:creator>Boris </dc:creator>
    <meta:editing-duration>PT1H7M26S</meta:editing-duration>
    <meta:editing-cycles>12</meta:editing-cycles>
    <meta:document-statistic meta:table-count="1" meta:image-count="3" meta:object-count="0" meta:page-count="3" meta:paragraph-count="47" meta:word-count="249" meta:character-count="1917"/>
  </office:meta>
</office:document-meta>
</file>